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HervisP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i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l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uc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lent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‘aï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re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u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al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a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e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ecre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v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n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o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lu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loires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‘en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n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i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r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ADVgen.PROper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r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anp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ando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cun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li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li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‘a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‘a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ia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re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tor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v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n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lo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‘en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n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i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r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ceu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asci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‘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cor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tro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pell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gn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te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eaut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dui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sent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ant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en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.L.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m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mier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resto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ros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‘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‘arg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rgi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e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chai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chäen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o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andez.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‘acol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lecidalan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st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par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‘u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‘au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el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and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l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lo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ïs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ell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e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aute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a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re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ai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cev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me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and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e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r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ustai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er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lern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sag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ns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‘er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evr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pai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rn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esc‘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non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chemin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mi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ul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am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ich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bar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ul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avis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cou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ADVsub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ploit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posicï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rr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pell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gn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te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tit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u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po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alo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l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le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e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a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e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tite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po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a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scend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a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re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po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stress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rt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tir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il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e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iaut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uch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‘endorm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r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k‘e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dorm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dorm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cend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‘on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pré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b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oill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ix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an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cer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‘aut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tap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ssag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en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m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‘Espai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stant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osteï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ui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ffe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baub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van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ains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an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raid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baufort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L‘u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‘aut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gn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ach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d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ar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el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hier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outepli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m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bia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fre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ï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espa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ut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b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ill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vie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rr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am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Ke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g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la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ill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raid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ra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hier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ü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ill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e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äit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PONfr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om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mi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‘ar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‘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ich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o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v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ete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‘Espai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stant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gno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eignori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hier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çu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oi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estorn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v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u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c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é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nt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e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iaut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lu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og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la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laii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ill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ib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ek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quer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rtel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nem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aei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da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u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u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i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ir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gn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PONfr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egï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a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o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cout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le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man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rï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é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pass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ü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am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eke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rtel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nem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ud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esc‘a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anb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up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erv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re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a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‘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m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epuc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‘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rek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quer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u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avo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avoi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uered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o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n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d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erves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ves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s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hau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‘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el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erm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aing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speé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on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en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esc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end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re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nc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nf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eme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ra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bando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respass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r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ü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am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‘aut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ois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e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‘os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avis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ars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natolius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Her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‘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nfessë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s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hau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‘o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el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erm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on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orrans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briv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briv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an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rand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sc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col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fu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ol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esc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nd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ou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rain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o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‘asam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ap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p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rtel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esc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sc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ro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s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i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up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‘u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‘aut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legier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rabu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5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‘a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r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ustai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i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jo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nbre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D‘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u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t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r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‘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‘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e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sseür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ssëur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f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la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ti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ec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c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rmet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me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v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nd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ov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au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ter.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r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brive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bri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gue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jorné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nt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‘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n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u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manç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ustai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‘ente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‘Espai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‘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r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and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aic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mon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jo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nbre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‘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vie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f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an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r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r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ti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n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ov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‘en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u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‘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pel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ll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f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keil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loi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‘e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anp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nd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spass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spass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ungu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r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lue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ssan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fa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fai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t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utrete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er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‘al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mel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r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a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lechi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tra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‘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‘est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ait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oute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m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re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t.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ork‘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‘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mm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ich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bar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sau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‘e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ngi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mand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‘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ke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l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rr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pai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‘en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chemin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ra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jos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jo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vo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vi.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erv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evauch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r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a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reg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gn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orné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b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esk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res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erve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de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e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hier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‘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pell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m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de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l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vë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am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r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hie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a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spe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or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l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vëo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nt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on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nb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Bi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iaut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nkest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uf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‘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né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d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lo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ch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ui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e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te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erv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nkes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de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ohord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eg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ce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hant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erv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i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st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col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ja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anç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‘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f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a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ro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men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n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nbre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on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mi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llet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trete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tret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ïatr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f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ou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col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t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uc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arin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‘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e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atrix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‘o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‘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an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end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lo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ïs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rdu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‘avez.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ose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tr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de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gl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gli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cou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vesq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ante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‘ofrand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‘au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r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u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retor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gr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incip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aub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‘asieen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oslev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ud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udr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dro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‘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pell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ïs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‘a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u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rain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range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rengn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gné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ir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u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up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u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pu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ecre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lorï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ns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ei!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incip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col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ov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‘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rgond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rgond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ach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ien2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perdu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‘amis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scon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c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u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erv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‘en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le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‘a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arol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ss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aub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‘asieen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oslev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incip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orj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e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PONfrt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keil</text:p>
          </table:table-cell>
          <table:table-cell office:value-type="string" calcext:value-type="string">
            <text:p>DETint</text:p>
          </table:table-cell>
          <table:table-cell office:value-type="string" calcext:value-type="string">
            <text:p>k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porte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u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co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ré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ap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n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utepli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iel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jug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rov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u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vr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lia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nde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er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nbre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dro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RPH=emp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31:46.298208568</dc:date>
    <meta:editing-duration>PT39S</meta:editing-duration>
    <meta:editing-cycles>1</meta:editing-cycles>
    <meta:document-statistic meta:table-count="1" meta:cell-count="7728" meta:object-count="0"/>
    <meta:generator>LibreOffice/5.1.6.2$Linux_X86_64 LibreOffice_project/10m0$Build-2</meta:generator>
  </office:meta>
</office:document-meta>
</file>